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" svg:font-family="'Droid Sans'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roid Sans1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86.97mm" fo:margin-left="-5.01mm" table:align="left"/>
    </style:style>
    <style:style style:name="Table1.A" style:family="table-column">
      <style:table-column-properties style:column-width="35.58mm"/>
    </style:style>
    <style:style style:name="Table1.B" style:family="table-column">
      <style:table-column-properties style:column-width="34.1mm"/>
    </style:style>
    <style:style style:name="Table1.C" style:family="table-column">
      <style:table-column-properties style:column-width="23.81mm"/>
    </style:style>
    <style:style style:name="Table1.D" style:family="table-column">
      <style:table-column-properties style:column-width="31.45mm"/>
    </style:style>
    <style:style style:name="Table1.E" style:family="table-column">
      <style:table-column-properties style:column-width="17.64mm"/>
    </style:style>
    <style:style style:name="Table1.F" style:family="table-column">
      <style:table-column-properties style:column-width="44.4mm"/>
    </style:style>
    <style:style style:name="Table1.A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1.F1" style:family="table-cell">
      <style:table-cell-properties style:vertical-align="middle" fo:padding="0.97mm" fo:border="0.05pt solid #000000"/>
    </style:style>
    <style:style style:name="Table1.A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1.F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Droid Sans1" fo:font-size="10pt" fo:font-weight="bold" officeooo:rsid="001adff3" officeooo:paragraph-rsid="0018c504" fo:background-color="transparent" style:font-size-asian="10pt" style:font-weight-asian="bold" style:font-size-complex="10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Droid Sans1" fo:font-size="10pt" fo:font-weight="bold" officeooo:rsid="0027d3fc" officeooo:paragraph-rsid="0018c504" fo:background-color="transparent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Droid Sans1" fo:font-size="10pt" fo:font-weight="bold" officeooo:rsid="0025521e" officeooo:paragraph-rsid="0025521e" fo:background-color="transparent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Droid Sans1" fo:font-size="10pt" officeooo:rsid="0023fa41" officeooo:paragraph-rsid="0023fa41" fo:background-color="transparent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Droid Sans1" fo:font-size="10pt" fo:font-weight="normal" officeooo:rsid="0027d3fc" officeooo:paragraph-rsid="0018c504" fo:background-color="transparent" style:font-size-asian="10pt" style:font-weight-asian="normal" style:font-size-complex="10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style:font-name="Droid Sans1" fo:font-size="10pt" fo:font-weight="normal" officeooo:rsid="0023fa41" officeooo:paragraph-rsid="0023fa41" fo:background-color="transparent" style:font-size-asian="10pt" style:font-weight-asian="normal" style:font-size-complex="10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style:font-name="Droid Sans1" fo:font-size="10pt" fo:font-weight="normal" officeooo:rsid="0025521e" officeooo:paragraph-rsid="0025521e" fo:background-color="transparent" style:font-size-asian="10pt" style:font-weight-asian="normal" style:font-size-complex="10pt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style:font-name="Droid Sans1" fo:font-size="10pt" fo:font-weight="normal" officeooo:rsid="002c38d7" officeooo:paragraph-rsid="002c38d7" fo:background-color="transparent" style:font-size-asian="10pt" style:font-weight-asian="normal" style:font-size-complex="10pt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fo:color="#808080" style:font-name="Droid Sans1" fo:font-size="10pt" fo:font-weight="bold" officeooo:rsid="001adff3" officeooo:paragraph-rsid="0018c504" fo:background-color="transparent" style:font-size-asian="10pt" style:font-weight-asian="bold" style:font-size-complex="10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use-window-font-color="true" style:font-name="Droid Sans1" fo:font-size="10pt" fo:font-weight="normal" officeooo:rsid="001adff3" officeooo:paragraph-rsid="0018c504" fo:background-color="transparent" style:font-size-asian="10pt" style:font-weight-asian="normal" style:font-size-complex="10pt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style:use-window-font-color="true" style:font-name="Droid Sans1" fo:font-size="10pt" fo:font-weight="normal" officeooo:rsid="001d8088" officeooo:paragraph-rsid="0018c504" fo:background-color="transparent" style:font-size-asian="10pt" style:font-weight-asian="normal" style:font-size-complex="10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style:use-window-font-color="true" style:font-name="Droid Sans1" fo:font-size="10pt" fo:font-weight="normal" officeooo:rsid="001fe8d3" officeooo:paragraph-rsid="0018c504" fo:background-color="transparent" style:font-size-asian="10pt" style:font-weight-asian="normal" style:font-size-complex="10pt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style:use-window-font-color="true" style:font-name="Droid Sans1" fo:font-size="10pt" fo:font-weight="normal" officeooo:rsid="0027dcdc" officeooo:paragraph-rsid="0018c504" fo:background-color="transparent" style:font-size-asian="10pt" style:font-weight-asian="normal" style:font-size-complex="10pt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style:use-window-font-color="true" style:font-name="Droid Sans1" fo:font-size="10pt" fo:font-weight="normal" officeooo:rsid="0025521e" officeooo:paragraph-rsid="0025521e" fo:background-color="transparent" style:font-size-asian="10pt" style:font-weight-asian="normal" style:font-size-complex="10pt" style:font-weight-complex="normal"/>
    </style:style>
    <style:style style:name="P15" style:family="paragraph" style:parent-style-name="Standard">
      <style:text-properties officeooo:rsid="001d08de" officeooo:paragraph-rsid="001ab406"/>
    </style:style>
    <style:style style:name="P16" style:family="paragraph" style:parent-style-name="Standard">
      <style:paragraph-properties fo:text-align="center" style:justify-single-word="false"/>
      <style:text-properties style:font-name="Droid Sans1" fo:font-size="10pt" fo:font-weight="normal" officeooo:rsid="0023fa41" officeooo:paragraph-rsid="0023fa41" fo:background-color="transparent" style:font-size-asian="10pt" style:font-weight-asian="normal" style:font-size-complex="10pt" style:font-weight-complex="normal"/>
    </style:style>
    <style:style style:name="P17" style:family="paragraph" style:parent-style-name="Standard">
      <style:paragraph-properties fo:text-align="center" style:justify-single-word="false"/>
      <style:text-properties style:font-name="Droid Sans1" fo:font-size="10pt" fo:font-weight="normal" officeooo:rsid="0025521e" officeooo:paragraph-rsid="0025521e" fo:background-color="transparent" style:font-size-asian="10pt" style:font-weight-asian="normal" style:font-size-complex="10pt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font-name="Droid Sans1" fo:font-size="10pt" officeooo:rsid="0025521e" officeooo:paragraph-rsid="0025521e" fo:background-color="transparent" style:font-size-asian="10pt" style:font-size-complex="10pt"/>
    </style:style>
    <style:style style:name="P19" style:family="paragraph" style:parent-style-name="Standard">
      <style:text-properties style:font-name="Droid Sans1" fo:font-size="10pt" officeooo:rsid="0025521e" officeooo:paragraph-rsid="0025521e" fo:background-color="transparent" style:font-size-asian="10pt" style:font-size-complex="10pt"/>
    </style:style>
    <style:style style:name="P20" style:family="paragraph" style:parent-style-name="Standard">
      <style:text-properties style:font-name="Droid Sans1" officeooo:rsid="0018c504" officeooo:paragraph-rsid="0018c504"/>
    </style:style>
    <style:style style:name="P21" style:family="paragraph" style:parent-style-name="Standard">
      <style:text-properties style:font-name="Droid Sans1" fo:font-size="14pt" fo:font-weight="bold" officeooo:rsid="0018c504" officeooo:paragraph-rsid="0018c504" style:font-size-asian="14pt" style:font-weight-asian="bold" style:font-size-complex="14pt" style:font-weight-complex="bold"/>
    </style:style>
    <style:style style:name="P22" style:family="paragraph" style:parent-style-name="Standard">
      <style:text-properties style:font-name="Droid Sans1" fo:font-weight="bold" officeooo:rsid="0018c504" officeooo:paragraph-rsid="0018c504" style:font-weight-asian="bold" style:font-weight-complex="bold"/>
    </style:style>
    <style:style style:name="P23" style:family="paragraph" style:parent-style-name="Standard">
      <style:text-properties style:font-name="Droid Sans1" fo:font-size="12pt" fo:font-weight="bold" officeooo:rsid="001d08de" officeooo:paragraph-rsid="001d08de" style:font-size-asian="12pt" style:font-weight-asian="bold" style:font-size-complex="12pt" style:font-weight-complex="bold"/>
    </style:style>
    <style:style style:name="P24" style:family="paragraph" style:parent-style-name="Standard">
      <style:text-properties style:font-name="Droid Sans1" fo:font-size="12pt" fo:font-weight="bold" officeooo:rsid="001d08de" officeooo:paragraph-rsid="001d08de" fo:background-color="transparent" style:font-size-asian="12pt" style:font-weight-asian="bold" style:font-size-complex="12pt" style:font-weight-complex="bold"/>
    </style:style>
    <style:style style:name="P25" style:family="paragraph" style:parent-style-name="Standard">
      <style:text-properties officeooo:rsid="0018c504" officeooo:paragraph-rsid="0018c504" fo:background-color="transparent"/>
    </style:style>
    <style:style style:name="P26" style:family="paragraph" style:parent-style-name="Standard">
      <style:text-properties officeooo:rsid="001d08de" officeooo:paragraph-rsid="001d08de" fo:background-color="transparent"/>
    </style:style>
    <style:style style:name="P27" style:family="paragraph" style:parent-style-name="Standard">
      <style:text-properties officeooo:rsid="001c074c" officeooo:paragraph-rsid="0018c504" fo:background-color="transparent"/>
    </style:style>
    <style:style style:name="P28" style:family="paragraph" style:parent-style-name="Standard">
      <style:text-properties officeooo:rsid="0025521e" officeooo:paragraph-rsid="002a5428" fo:background-color="transparent"/>
    </style:style>
    <style:style style:name="P29" style:family="paragraph" style:parent-style-name="Standard">
      <style:text-properties fo:color="#333333" style:font-name="Droid Sans1" officeooo:rsid="0018c504" officeooo:paragraph-rsid="0018c504"/>
    </style:style>
    <style:style style:name="P30" style:family="paragraph" style:parent-style-name="Standard">
      <style:text-properties officeooo:rsid="0018c504" officeooo:paragraph-rsid="0018c504"/>
    </style:style>
    <style:style style:name="P31" style:family="paragraph" style:parent-style-name="Standard">
      <style:text-properties fo:color="#1c1c1c" style:font-name="Droid Sans1" fo:font-size="12pt" fo:font-weight="normal" officeooo:rsid="0020e36e" officeooo:paragraph-rsid="0020e36e" fo:background-color="transparent" style:font-size-asian="12pt" style:font-weight-asian="normal" style:font-size-complex="12pt" style:font-weight-complex="normal"/>
    </style:style>
    <style:style style:name="P32" style:family="paragraph" style:parent-style-name="Standard">
      <style:text-properties fo:color="#1c1c1c" style:font-name="Droid Sans1" fo:font-size="10pt" fo:font-weight="normal" officeooo:rsid="001ea56b" officeooo:paragraph-rsid="001ea56b" fo:background-color="transparent" style:font-size-asian="10pt" style:font-weight-asian="normal" style:font-size-complex="10pt" style:font-weight-complex="normal"/>
    </style:style>
    <style:style style:name="P33" style:family="paragraph" style:parent-style-name="Standard">
      <style:text-properties fo:color="#1c1c1c" style:font-name="Droid Sans1" fo:font-size="10pt" fo:font-weight="normal" officeooo:rsid="0021af70" officeooo:paragraph-rsid="0021af70" fo:background-color="transparent" style:font-size-asian="10pt" style:font-weight-asian="normal" style:font-size-complex="10pt" style:font-weight-complex="normal"/>
    </style:style>
    <style:style style:name="P34" style:family="paragraph" style:parent-style-name="Standard">
      <style:text-properties fo:color="#1c1c1c" style:font-name="Droid Sans1" fo:font-size="10pt" fo:font-weight="normal" officeooo:rsid="0020e36e" officeooo:paragraph-rsid="0020e36e" fo:background-color="transparent" style:font-size-asian="10pt" style:font-weight-asian="normal" style:font-size-complex="10pt" style:font-weight-complex="normal"/>
    </style:style>
    <style:style style:name="P35" style:family="paragraph" style:parent-style-name="Standard">
      <style:text-properties style:use-window-font-color="true" style:font-name="Droid Sans1" fo:font-size="10pt" fo:font-weight="normal" officeooo:rsid="0021af70" officeooo:paragraph-rsid="0021af70" fo:background-color="transparent" style:font-size-asian="10pt" style:font-weight-asian="normal" style:font-size-complex="10pt" style:font-weight-complex="normal"/>
    </style:style>
    <style:style style:name="P36" style:family="paragraph" style:parent-style-name="Standard">
      <style:paragraph-properties fo:text-align="center" style:justify-single-word="false"/>
      <style:text-properties style:font-name="Droid Sans1" fo:font-size="10pt" officeooo:rsid="0027d3fc" officeooo:paragraph-rsid="009fc663" style:font-size-asian="10pt" style:font-size-complex="10pt"/>
    </style:style>
    <style:style style:name="P37" style:family="paragraph" style:parent-style-name="Standard">
      <style:paragraph-properties fo:text-align="center" style:justify-single-word="false"/>
      <style:text-properties style:font-name="Droid Sans1" fo:font-size="10pt" fo:font-weight="normal" officeooo:rsid="0027d3fc" officeooo:paragraph-rsid="009fc663" style:font-size-asian="10pt" style:font-weight-asian="normal" style:font-size-complex="10pt" style:font-weight-complex="normal"/>
    </style:style>
    <style:style style:name="P38" style:family="paragraph" style:parent-style-name="Standard">
      <style:paragraph-properties fo:text-align="center" style:justify-single-word="false"/>
      <style:text-properties style:font-name="Droid Sans1" fo:font-size="10pt" fo:font-weight="normal" officeooo:paragraph-rsid="0018c504" style:font-size-asian="10pt" style:font-weight-asian="normal" style:font-size-complex="10pt" style:font-weight-complex="normal"/>
    </style:style>
    <style:style style:name="P39" style:family="paragraph" style:parent-style-name="Standard">
      <style:paragraph-properties fo:text-align="center" style:justify-single-word="false"/>
      <style:text-properties style:font-name="Droid Sans1" fo:font-size="10pt" fo:font-weight="bold" officeooo:rsid="0023fa41" officeooo:paragraph-rsid="0023fa41" fo:background-color="transparent" style:font-size-asian="10pt" style:font-weight-asian="bold" style:font-size-complex="10pt" style:font-weight-complex="bold"/>
    </style:style>
    <style:style style:name="P40" style:family="paragraph" style:parent-style-name="Standard">
      <style:paragraph-properties fo:text-align="center" style:justify-single-word="false"/>
      <style:text-properties style:font-name="Droid Sans1" fo:font-size="10pt" fo:font-weight="bold" officeooo:rsid="0025521e" officeooo:paragraph-rsid="0025521e" fo:background-color="transparent" style:font-size-asian="10pt" style:font-weight-asian="bold" style:font-size-complex="10pt" style:font-weight-complex="bold"/>
    </style:style>
    <style:style style:name="P41" style:family="paragraph" style:parent-style-name="Standard">
      <style:paragraph-properties fo:margin-left="0mm" fo:margin-right="0mm" fo:margin-top="0mm" fo:margin-bottom="1.01mm" style:contextual-spacing="false" style:line-height-at-least="0mm" fo:text-align="start" style:justify-single-word="false" fo:text-indent="0mm" style:auto-text-indent="false" style:writing-mode="lr-tb"/>
      <style:text-properties fo:font-size="12pt" officeooo:paragraph-rsid="0018c504" style:font-size-asian="12pt" style:font-size-complex="12pt"/>
    </style:style>
    <style:style style:name="P42" style:family="paragraph" style:parent-style-name="Standard">
      <style:paragraph-properties fo:margin-left="0mm" fo:margin-right="0mm" fo:margin-top="0mm" fo:margin-bottom="1.01mm" style:contextual-spacing="false" style:line-height-at-least="0mm" fo:text-align="center" style:justify-single-word="false" fo:text-indent="0mm" style:auto-text-indent="false" style:writing-mode="lr-tb"/>
      <style:text-properties fo:font-size="12pt" officeooo:paragraph-rsid="0018c504" style:font-size-asian="12pt" style:font-size-complex="12pt"/>
    </style:style>
    <style:style style:name="P43" style:family="paragraph" style:parent-style-name="Standard">
      <style:paragraph-properties fo:margin-left="0mm" fo:margin-right="0mm" fo:margin-top="0mm" fo:margin-bottom="1.01mm" style:contextual-spacing="false" style:line-height-at-least="0mm" fo:text-align="center" style:justify-single-word="false" fo:text-indent="0mm" style:auto-text-indent="false" style:writing-mode="lr-tb"/>
      <style:text-properties style:font-name="Droid Sans1" fo:font-size="10pt" fo:font-weight="normal" officeooo:paragraph-rsid="0018c504" style:font-size-asian="10pt" style:font-weight-asian="normal" style:font-size-complex="10pt" style:font-weight-complex="normal"/>
    </style:style>
    <style:style style:name="P44" style:family="paragraph" style:parent-style-name="Table_20_Contents">
      <style:paragraph-properties fo:text-align="center" style:justify-single-word="false"/>
      <style:text-properties style:use-window-font-color="true" style:font-name="Droid Sans1" fo:font-size="10pt" fo:font-weight="normal" officeooo:rsid="001adff3" officeooo:paragraph-rsid="0018c504" fo:background-color="transparent" style:font-size-asian="10pt" style:font-weight-asian="normal" style:font-size-complex="10pt" style:font-weight-complex="normal"/>
    </style:style>
    <style:style style:name="P45" style:family="paragraph" style:parent-style-name="Table_20_Contents">
      <style:paragraph-properties fo:text-align="center" style:justify-single-word="false"/>
      <style:text-properties style:use-window-font-color="true" style:font-name="Droid Sans1" fo:font-size="10pt" fo:font-weight="normal" officeooo:rsid="001fe8d3" officeooo:paragraph-rsid="0018c504" fo:background-color="transparent" style:font-size-asian="10pt" style:font-weight-asian="normal" style:font-size-complex="10pt" style:font-weight-complex="normal"/>
    </style:style>
    <style:style style:name="P46" style:family="paragraph" style:parent-style-name="Table_20_Contents">
      <style:paragraph-properties fo:text-align="center" style:justify-single-word="false"/>
      <style:text-properties style:use-window-font-color="true" style:font-name="Droid Sans1" fo:font-size="10pt" fo:font-weight="normal" officeooo:rsid="0025521e" officeooo:paragraph-rsid="0025521e" fo:background-color="transparent" style:font-size-asian="10pt" style:font-weight-asian="normal" style:font-size-complex="10pt" style:font-weight-complex="normal"/>
    </style:style>
    <style:style style:name="P47" style:family="paragraph" style:parent-style-name="Table_20_Contents">
      <style:paragraph-properties fo:text-align="center" style:justify-single-word="false"/>
      <style:text-properties style:use-window-font-color="true" style:font-name="Droid Sans1" fo:font-size="10pt" fo:font-weight="normal" officeooo:rsid="0027dcdc" officeooo:paragraph-rsid="0018c504" fo:background-color="transparent" style:font-size-asian="10pt" style:font-weight-asian="normal" style:font-size-complex="10pt" style:font-weight-complex="normal"/>
    </style:style>
    <style:style style:name="P48" style:family="paragraph" style:parent-style-name="Table_20_Contents">
      <style:paragraph-properties fo:text-align="center" style:justify-single-word="false"/>
      <style:text-properties style:font-name="Droid Sans1" fo:font-size="10pt" officeooo:rsid="0027d3fc" officeooo:paragraph-rsid="009fc663" style:font-size-asian="10pt" style:font-size-complex="10pt"/>
    </style:style>
    <style:style style:name="P49" style:family="paragraph" style:parent-style-name="Table_20_Contents">
      <style:paragraph-properties fo:text-align="center" style:justify-single-word="false"/>
      <style:text-properties style:font-name="Droid Sans1" fo:font-size="10pt" fo:font-weight="normal" officeooo:rsid="0027d3fc" officeooo:paragraph-rsid="009fc663" style:font-size-asian="10pt" style:font-weight-asian="normal" style:font-size-complex="10pt" style:font-weight-complex="normal"/>
    </style:style>
    <style:style style:name="P50" style:family="paragraph" style:parent-style-name="Table_20_Contents">
      <style:paragraph-properties fo:text-align="center" style:justify-single-word="false"/>
      <style:text-properties style:font-name="Droid Sans1" fo:font-size="10pt" fo:font-weight="normal" officeooo:rsid="00a6baa9" officeooo:paragraph-rsid="00a6baa9" style:font-size-asian="10pt" style:font-weight-asian="normal" style:font-size-complex="10pt" style:font-weight-complex="normal"/>
    </style:style>
    <style:style style:name="T1" style:family="text">
      <style:text-properties style:use-window-font-color="true" style:text-outline="false" style:text-line-through-style="none" style:text-line-through-type="none" style:font-name="Droid Sans1" fo:font-size="10pt" fo:font-style="normal" fo:text-shadow="none" style:text-underline-style="none" fo:font-weight="bold" style:letter-kerning="true" fo:background-color="transparent" loext:char-shading-value="0" style:font-size-asian="10pt" style:font-style-asian="normal" style:font-weight-asian="bold" style:font-size-complex="10pt" style:font-weight-complex="bold" style:text-emphasize="none"/>
    </style:style>
    <style:style style:name="T2" style:family="text">
      <style:text-properties style:use-window-font-color="true" style:text-outline="false" style:text-line-through-style="none" style:text-line-through-type="none" fo:font-style="normal" fo:text-shadow="none" style:text-underline-style="none" fo:font-weight="bold" style:letter-kerning="true" fo:background-color="transparent" loext:char-shading-value="0" style:font-style-asian="normal" style:font-weight-asian="bold" style:font-weight-complex="bold" style:text-emphasize="none"/>
    </style:style>
    <style:style style:name="T3" style:family="text">
      <style:text-properties style:use-window-font-color="true" style:text-outline="false" style:text-line-through-style="none" style:text-line-through-type="none" fo:font-style="normal" fo:text-shadow="none" style:text-underline-style="none" fo:font-weight="bold" officeooo:rsid="00227b9b" style:letter-kerning="true" fo:background-color="transparent" loext:char-shading-value="0" style:font-style-asian="normal" style:font-weight-asian="bold" style:font-weight-complex="bold" style:text-emphasize="none"/>
    </style:style>
    <style:style style:name="T4" style:family="text">
      <style:text-properties style:use-window-font-color="true" style:text-outline="false" style:text-line-through-style="none" style:text-line-through-type="none" fo:font-style="normal" fo:text-shadow="none" style:text-underline-style="none" fo:font-weight="bold" officeooo:rsid="001fe8d3" style:letter-kerning="true" fo:background-color="transparent" loext:char-shading-value="0" style:font-style-asian="normal" style:font-weight-asian="bold" style:font-weight-complex="bold" style:text-emphasize="none"/>
    </style:style>
    <style:style style:name="T5" style:family="text">
      <style:text-properties style:use-window-font-color="true" fo:language="es" fo:country="ES"/>
    </style:style>
    <style:style style:name="T6" style:family="text">
      <style:text-properties style:use-window-font-color="true" fo:language="es" fo:country="ES" officeooo:rsid="0029fde6"/>
    </style:style>
    <style:style style:name="T7" style:family="text">
      <style:text-properties officeooo:rsid="001fe8d3"/>
    </style:style>
    <style:style style:name="T8" style:family="text">
      <style:text-properties officeooo:rsid="0027dcdc"/>
    </style:style>
    <style:style style:name="T9" style:family="text">
      <style:text-properties officeooo:rsid="002ac531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officeooo:rsid="001d08de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fo:font-size="10pt" fo:language="es" fo:country="ES" style:font-size-asian="10pt" style:font-size-complex="10pt"/>
    </style:style>
    <style:style style:name="T14" style:family="text">
      <style:text-properties style:font-name="Droid Sans1" fo:font-size="12pt" fo:font-weight="bold" style:font-size-asian="12pt" style:font-weight-asian="bold" style:font-size-complex="12pt" style:font-weight-complex="bold"/>
    </style:style>
    <style:style style:name="T15" style:family="text">
      <style:text-properties style:font-name="Droid Sans1" fo:font-size="12pt" fo:language="es" fo:country="ES" fo:font-weight="bold" officeooo:rsid="001ea56b" style:font-size-asian="12pt" style:font-weight-asian="bold" style:font-size-complex="12pt" style:font-weight-complex="bold"/>
    </style:style>
    <style:style style:name="T16" style:family="text">
      <style:text-properties fo:language="es" fo:country="ES"/>
    </style:style>
    <style:style style:name="T17" style:family="text">
      <style:text-properties fo:language="es" fo:country="ES" officeooo:rsid="0021af70"/>
    </style:style>
    <style:style style:name="T18" style:family="text">
      <style:text-properties fo:language="es" fo:country="ES" officeooo:rsid="0029fde6"/>
    </style:style>
    <style:style style:name="T19" style:family="text">
      <style:text-properties fo:color="#000000" fo:language="es" fo:country="ES"/>
    </style:style>
    <style:style style:name="T20" style:family="text">
      <style:text-properties officeooo:rsid="00221265"/>
    </style:style>
    <style:style style:name="T21" style:family="text">
      <style:text-properties officeooo:rsid="0023fa41"/>
    </style:style>
    <style:style style:name="T22" style:family="text">
      <style:text-properties fo:color="#000080" fo:language="zxx" fo:country="none" style:text-underline-style="solid" style:text-underline-width="auto" style:text-underline-color="font-color" fo:font-weight="bold" officeooo:rsid="0023fa41" fo:background-color="transparent" loext:char-shading-value="0" style:language-asian="zxx" style:country-asian="none" style:font-weight-asian="bold" style:language-complex="zxx" style:country-complex="none" style:font-weight-complex="bold"/>
    </style:style>
    <style:style style:name="T23" style:family="text">
      <style:text-properties officeooo:rsid="002d2e85"/>
    </style:style>
    <style:style style:name="T24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Proyecto Cendit 11713A</text:p>
      <text:p text:style-name="P20"/>
      <text:p text:style-name="P22">Lista de <text:span text:style-name="T11">m</text:span>ateriales </text:p>
      <text:p text:style-name="P29">revisión <text:span text:style-name="T23">17</text:span>/0<text:span text:style-name="T23">7</text:span>/2017</text:p>
      <text:p text:style-name="P30"/>
      <text:p text:style-name="P23">Circuitos Integrados</text:p>
      <text:p text:style-name="P2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1">Numero parte </text:p>
            <text:p text:style-name="P9">(Part number)</text:p>
          </table:table-cell>
          <table:table-cell table:style-name="Table1.A1" office:value-type="string">
            <text:p text:style-name="P1">Función</text:p>
          </table:table-cell>
          <table:table-cell table:style-name="Table1.A1" office:value-type="string">
            <text:p text:style-name="P1">Encapsulado</text:p>
          </table:table-cell>
          <table:table-cell table:style-name="Table1.A1" office:value-type="string">
            <text:p text:style-name="P1">Fabricante</text:p>
          </table:table-cell>
          <table:table-cell table:style-name="Table1.A1" office:value-type="string">
            <text:p text:style-name="P3">Cantidad</text:p>
          </table:table-cell>
          <table:table-cell table:style-name="Table1.F1" office:value-type="string">
            <text:p text:style-name="P2">Costo </text:p>
          </table:table-cell>
        </table:table-row>
        <table:table-row>
          <table:table-cell table:style-name="Table1.A2" office:value-type="string">
            <text:p text:style-name="P38"><text:span text:style-name="T3">E</text:span><text:a xlink:type="simple" xlink:href="http://www.microchip.com/wwwproducts/en/enc28j60" text:style-name="Internet_20_link" text:visited-style-name="Visited_20_Internet_20_Link"><text:span text:style-name="T2">C28J60-I/SO</text:span></text:a></text:p>
          </table:table-cell>
          <table:table-cell table:style-name="Table1.A2" office:value-type="string">
            <text:p text:style-name="P10">Controlador ethernet 10Base-T</text:p>
          </table:table-cell>
          <table:table-cell table:style-name="Table1.A2" office:value-type="string">
            <text:p text:style-name="P11">SOIC<text:span text:style-name="T7">-28</text:span></text:p>
          </table:table-cell>
          <table:table-cell table:style-name="Table1.A2" office:value-type="string">
            <text:p text:style-name="P10">Microchip</text:p>
          </table:table-cell>
          <table:table-cell table:style-name="Table1.A2" office:value-type="string">
            <text:p text:style-name="P14">2</text:p>
          </table:table-cell>
          <table:table-cell table:style-name="Table1.F2" office:value-type="string">
            <text:p text:style-name="P10">2.<text:span text:style-name="T8">83 $ por unidad</text:span></text:p>
          </table:table-cell>
        </table:table-row>
        <table:table-row>
          <table:table-cell table:style-name="Table1.A2" office:value-type="string">
            <text:p text:style-name="P43"><text:a xlink:type="simple" xlink:href="https://store.ti.com/SN75ALS162DWR.aspx" text:style-name="Internet_20_link" text:visited-style-name="Visited_20_Internet_20_Link"><text:span text:style-name="T2">SN75ALS162DW</text:span></text:a><text:span text:style-name="T4">R</text:span></text:p>
          </table:table-cell>
          <table:table-cell table:style-name="Table1.A2" office:value-type="string">
            <text:p text:style-name="P10">Transceiver bus GPIB</text:p>
          </table:table-cell>
          <table:table-cell table:style-name="Table1.A2" office:value-type="string">
            <text:p text:style-name="P12">SOIC-24</text:p>
          </table:table-cell>
          <table:table-cell table:style-name="Table1.A2" office:value-type="string">
            <text:p text:style-name="P10">Texas Instruments</text:p>
          </table:table-cell>
          <table:table-cell table:style-name="Table1.A2" office:value-type="string">
            <text:p text:style-name="P14">2</text:p>
          </table:table-cell>
          <table:table-cell table:style-name="Table1.F2" office:value-type="string">
            <text:p text:style-name="P13">3,29 $ por 1k unidades</text:p>
          </table:table-cell>
        </table:table-row>
        <table:table-row>
          <table:table-cell table:style-name="Table1.A2" office:value-type="string">
            <text:p text:style-name="P42"><text:a xlink:type="simple" xlink:href="http://www.ti.com/product/SN75ALS160"><text:span text:style-name="T1">SN75ALS160DWR</text:span></text:a></text:p>
          </table:table-cell>
          <table:table-cell table:style-name="Table1.A2" office:value-type="string">
            <text:p text:style-name="P10">Transceiver bus GPIB</text:p>
          </table:table-cell>
          <table:table-cell table:style-name="Table1.A2" office:value-type="string">
            <text:p text:style-name="P12">SOIC-24</text:p>
          </table:table-cell>
          <table:table-cell table:style-name="Table1.A2" office:value-type="string">
            <text:p text:style-name="P10">Texas Instruments</text:p>
          </table:table-cell>
          <table:table-cell table:style-name="Table1.A2" office:value-type="string">
            <text:p text:style-name="P14">2</text:p>
          </table:table-cell>
          <table:table-cell table:style-name="Table1.F2" office:value-type="string">
            <text:p text:style-name="P13">1,12 <text:span text:style-name="T9">$ </text:span>por 1k unidades</text:p>
          </table:table-cell>
        </table:table-row>
        <table:table-row>
          <table:table-cell table:style-name="Table1.A2" office:value-type="string">
            <text:p text:style-name="P36"><text:a xlink:type="simple" xlink:href="http://www.microchip.com/wwwproducts/en/pic18f45k50" text:style-name="Internet_20_link" text:visited-style-name="Visited_20_Internet_20_Link"><text:span text:style-name="T22">PIC18F45K50T-I/PT</text:span></text:a></text:p>
          </table:table-cell>
          <table:table-cell table:style-name="Table1.A2" office:value-type="string">
            <text:p text:style-name="P37">Microcontrolador PIC18, 8bits, USB</text:p>
          </table:table-cell>
          <table:table-cell table:style-name="Table1.A2" office:value-type="string">
            <text:p text:style-name="P48">TQFP-44</text:p>
          </table:table-cell>
          <table:table-cell table:style-name="Table1.A2" office:value-type="string">
            <text:p text:style-name="P49">Microchip</text:p>
          </table:table-cell>
          <table:table-cell table:style-name="Table1.A2" office:value-type="string">
            <text:p text:style-name="P50">2</text:p>
          </table:table-cell>
          <table:table-cell table:style-name="Table1.F2" office:value-type="string">
            <text:p text:style-name="P49">2,76 $ por unidad</text:p>
          </table:table-cell>
        </table:table-row>
        <table:table-row>
          <table:table-cell table:style-name="Table1.A2" office:value-type="string">
            <text:p text:style-name="P39"><text:a xlink:type="simple" xlink:href="http://www.microchip.com/wwwproducts/en/pic16f877">PIC16F18877</text:a></text:p>
          </table:table-cell>
          <table:table-cell table:style-name="Table1.A2" office:value-type="string">
            <text:p text:style-name="P16">Microcontrolador 8 bits, de proposito general</text:p>
          </table:table-cell>
          <table:table-cell table:style-name="Table1.A2" office:value-type="string">
            <text:p text:style-name="P4">TQFP 44</text:p>
          </table:table-cell>
          <table:table-cell table:style-name="Table1.A2" office:value-type="string">
            <text:p text:style-name="P6">Microchip</text:p>
          </table:table-cell>
          <table:table-cell table:style-name="Table1.A2" office:value-type="string">
            <text:p text:style-name="P8">3</text:p>
          </table:table-cell>
          <table:table-cell table:style-name="Table1.F2" office:value-type="string">
            <text:p text:style-name="P5">1.87 <text:span text:style-name="T21">$ por unidad</text:span></text:p>
          </table:table-cell>
        </table:table-row>
        <table:table-row>
          <table:table-cell table:style-name="Table1.A2" office:value-type="string">
            <text:p text:style-name="P40"><text:a xlink:type="simple" xlink:href="http://www.ti.com/product/ULN2003V12?keyMatch=ULN2003V12&amp;tisearch=Search-EN-Everything">ULN2003V12</text:a> </text:p>
          </table:table-cell>
          <table:table-cell table:style-name="Table1.A2" office:value-type="string">
            <text:p text:style-name="P17">Arreglo de transistores Darlington, driver de 7 canales</text:p>
          </table:table-cell>
          <table:table-cell table:style-name="Table1.A2" office:value-type="string">
            <text:p text:style-name="P18">SOIC 16</text:p>
          </table:table-cell>
          <table:table-cell table:style-name="Table1.A2" office:value-type="string">
            <text:p text:style-name="P19">Texas <text:s/>I<text:span text:style-name="T10">nstrument</text:span></text:p>
          </table:table-cell>
          <table:table-cell table:style-name="Table1.A2" office:value-type="string">
            <text:p text:style-name="P7">6 </text:p>
          </table:table-cell>
          <table:table-cell table:style-name="Table1.F2" office:value-type="string">
            <text:p text:style-name="P17">0,14 $ por 1k unidades</text:p>
          </table:table-cell>
        </table:table-row>
      </table:table>
      <text:p text:style-name="P27"/>
      <text:p text:style-name="P28"/>
      <text:p text:style-name="P26"><text:span text:style-name="T14">Elementos </text:span><text:span text:style-name="T15">mecánicos</text:span></text:p>
      <text:p text:style-name="P24"/>
      <text:p text:style-name="P32"><text:span text:style-name="T5">Caja rectangular</text:span><text:span text:style-name="T16"> de </text:span><text:span text:style-name="T5">dimensiones aproximadas 20 x 20 x 10 </text:span><text:span text:style-name="T6">centímetros</text:span><text:span text:style-name="T16">, el material pudiese ser </text:span><text:span text:style-name="T19">plástico</text:span><text:span text:style-name="T16"> o </text:span><text:span text:style-name="T5">de preferencia metálico</text:span><text:span text:style-name="T16">, como aluminio anodizado, el cual </text:span><text:span text:style-name="T18">serviría</text:span><text:span text:style-name="T16"> además como disipador de calor y blindaje EMC.</text:span></text:p>
      <text:p text:style-name="P32"/>
      <text:p text:style-name="P32"><text:span text:style-name="T16">El </text:span><text:span text:style-name="T5">rango de precios</text:span><text:span text:style-name="T16"> para una caja con las características mencionadas </text:span><text:span text:style-name="T5">ronda entre lo 10.000 y 25.000 Bs</text:span><text:span text:style-name="T16">, según se investigo el dia 27/06/2017 por </text:span><text:span text:style-name="T17">M</text:span><text:span text:style-name="T16">ercado</text:span><text:span text:style-name="T17">L</text:span><text:span text:style-name="T16">ibre.</text:span><text:span text:style-name="T17">com.ve</text:span></text:p>
      <text:p text:style-name="P32"/>
      <text:p text:style-name="P35">Enlaces de referencia (<text:span text:style-name="T20">M</text:span>ercadoLibre)</text:p>
      <text:p text:style-name="P33"/>
      <text:p text:style-name="P31"><text:a xlink:type="simple" xlink:href="http://articulo.mercadolibre.com.ve/MLV-493070284-caja-metalica-para-proyectos-electronica-_JM"><text:span text:style-name="T12">http://articulo.mercadolibre.com.ve/MLV-493070284-caja-metalica-para-proyectos-electronica-_JM</text:span></text:a></text:p>
      <text:p text:style-name="P32"/>
      <text:p text:style-name="P31"><text:a xlink:type="simple" xlink:href="http://articulo.mercadolibre.com.ve/MLV-494529547-caja-metalica-para-proyectos-15x18x45-_JM"><text:span text:style-name="T13">http://articulo.mercadolibre.com.ve/MLV-494529547-caja-metalica-para-proyectos-15x18x45-_JM</text:span></text:a></text:p>
      <text:p text:style-name="P34"/>
      <text:p text:style-name="P31"><text:a xlink:type="simple" xlink:href="http://profesional.mercadolibre.com.ve/MLV-469511755-cajas-plasticas-para-proyectos-electronicosventas-al-mayor-_JM"><text:span text:style-name="T13">http://profesional.mercadolibre.com.ve/MLV-469511755-cajas-plasticas-para-proyectos-electronicosventas-al-mayor-_JM</text:span></text:a></text:p>
      <text:p text:style-name="P34"/>
      <text:p text:style-name="P31"><text:a xlink:type="simple" xlink:href="http://articulo.mercadolibre.com.ve/MLV-485539009-cajas-plasticas-para-proyectos-electronicos-_JM"><text:span text:style-name="T13">http://articulo.mercadolibre.com.ve/MLV-485539009-cajas-plasticas-para-proyectos-electronicos-_JM</text:span></text:a></text:p>
      <text:p text:style-name="P31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" svg:font-family="'Droid Sans'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roid Sans1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3.97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20%"/>
    </style:style>
    <style:style style:name="List" style:family="paragraph" style:parent-style-name="Text_20_body" style:class="list">
      <style:text-properties style:font-name="Droid Sans" fo:font-family="'Droid Sans'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7T09:23:13.510644464</meta:creation-date>
    <dc:date>2017-07-14T10:55:56.574266541</dc:date>
    <meta:editing-duration>PT31M51S</meta:editing-duration>
    <meta:editing-cycles>19</meta:editing-cycles>
    <meta:generator>LibreOffice/4.2.8.2$Linux_x86 LibreOffice_project/420m0$Build-2</meta:generator>
    <meta:document-statistic meta:table-count="1" meta:image-count="0" meta:object-count="0" meta:page-count="1" meta:paragraph-count="55" meta:word-count="172" meta:character-count="1508" meta:non-whitespace-character-count="1385"/>
  </office:meta>
</office:document-meta>
</file>